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66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6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table:style-name="ce5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3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1">
          <table:table-cell office:value-type="string">
            <text:p>B_w_011958</text:p>
          </table:table-cell>
          <table:table-cell table:style-name="ce5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2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table:style-name="ce5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3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45</text:p>
          </table:table-cell>
          <table:table-cell table:style-name="ce5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6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9</text:p>
          </table:table-cell>
          <table:table-cell table:style-name="ce5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1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6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ADJ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esforz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escerv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7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7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e l'adverbe à grant.</text:p>
          </table:table-cell>
          <table:table-cell table:number-columns-repeated="1010"/>
        </table:table-row>
        <table:table-row table:style-name="ro1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ö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auch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aigremu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baldew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f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table:style-name="ce5"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Dans transcription : servez.</text:p>
          </table:table-cell>
          <table:table-cell table:number-columns-repeated="1010"/>
        </table:table-row>
        <table:table-row table:style-name="ro1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5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r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ev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od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8</text:p>
          </table:table-cell>
          <table:table-cell office:value-type="string">
            <text:p>si</text:p>
          </table:table-cell>
          <table:table-cell office:value-type="string">
            <text:p>son4</text:p>
          </table:table-cell>
          <table:table-cell table:style-name="ce7"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egr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mp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table:style-name="ce7" office:value-type="string">
            <text:p>s</text:p>
          </table:table-cell>
          <table:table-cell table:number-columns-repeated="5"/>
          <table:table-cell office:value-type="string">
            <text:p>Verbe au singulier pour sujet pluriel ?</text:p>
          </table:table-cell>
          <table:table-cell table:number-columns-repeated="1010"/>
        </table:table-row>
        <table:table-row table:style-name="ro1">
          <table:table-cell office:value-type="string">
            <text:p>B_w_012579</text:p>
          </table:table-cell>
          <table:table-cell table:style-name="ce5"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ses.</text:p>
          </table:table-cell>
          <table:table-cell table:number-columns-repeated="1010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7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7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7"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table:style-name="ce3"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ail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par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ö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asp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aspre.</text:p>
          </table:table-cell>
          <table:table-cell table:number-columns-repeated="1010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J'étiquette le second PROper.</text:p>
          </table:table-cell>
          <table:table-cell table:number-columns-repeated="1010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m|r</text:p>
          </table:table-cell>
          <table:table-cell table:number-columns-repeated="1011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beldu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aqui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8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du nom au verbe. Laisser comme cela ou entrée propre ?</text:p>
          </table:table-cell>
          <table:table-cell table:number-columns-repeated="1010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table:style-name="ce5" office:value-type="string">
            <text:p>deperçant</text:p>
          </table:table-cell>
          <table:table-cell office:value-type="string">
            <text:p>deperc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ans transcription : dependant.</text:p>
          </table:table-cell>
          <table:table-cell table:number-columns-repeated="1010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3</text:p>
          </table:table-cell>
          <table:table-cell table:style-name="ce5" office:value-type="string">
            <text:p>Be????</text:p>
          </table:table-cell>
          <table:table-cell office:value-type="string">
            <text:p>bretu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Bretun.</text:p>
          </table:table-cell>
          <table:table-cell table:number-columns-repeated="101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table:style-name="ce7"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Index : renvoi à Burgoine.</text:p>
          </table:table-cell>
          <table:table-cell table:number-columns-repeated="1010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g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dverbe desmesureement à desmesurer.</text:p>
          </table:table-cell>
          <table:table-cell table:number-columns-repeated="101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table:number-columns-repeated="2" office:value-type="string">
            <text:p>fu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880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2893</text:p>
          </table:table-cell>
          <table:table-cell table:style-name="ce5"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peisant.</text:p>
          </table:table-cell>
          <table:table-cell table:number-columns-repeated="1010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oint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escrï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detren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9</text:p>
          </table:table-cell>
          <table:table-cell table:style-name="ce5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ü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gefre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njo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roto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'entrée dans le Tobler, mais existe dans Godefroy et Anglo Norman Dictionary.</text:p>
          </table:table-cell>
          <table:table-cell table:number-columns-repeated="1010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2</text:p>
          </table:table-cell>
          <table:table-cell office:value-type="string">
            <text:p>INJ</text:p>
          </table:table-cell>
          <table:table-cell table:number-columns-repeated="1020"/>
        </table:table-row>
        <table:table-row table:style-name="ro2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e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ö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 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au verbe valoir.</text:p>
          </table:table-cell>
          <table:table-cell table:number-columns-repeated="1010"/>
        </table:table-row>
        <table:table-row table:style-name="ro2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table:style-name="ce7" office:value-type="string">
            <text:p>re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fou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B_w_013039</text:p>
          </table:table-cell>
          <table:table-cell table:number-columns-repeated="2" table:style-name="ce3" office:value-type="string">
            <text:p>tel</text:p>
          </table:table-cell>
          <table:table-cell table:style-name="ce3" office:value-type="string">
            <text:p>DETind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3040</text:p>
          </table:table-cell>
          <table:table-cell table:style-name="ce3" office:value-type="string">
            <text:p>martelement</text:p>
          </table:table-cell>
          <table:table-cell table:style-name="ce3" office:value-type="string">
            <text:p>martelement</text:p>
          </table:table-cell>
          <table:table-cell table:style-name="ce3" office:value-type="string">
            <text:p>NOMcom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3041</text:p>
          </table:table-cell>
          <table:table-cell table:style-name="ce3" office:value-type="string">
            <text:p>cum</text:p>
          </table:table-cell>
          <table:table-cell table:style-name="ce3" office:value-type="string">
            <text:p>come1</text:p>
          </table:table-cell>
          <table:table-cell table:style-name="ce3" office:value-type="string">
            <text:p>CONsub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B_w_013042</text:p>
          </table:table-cell>
          <table:table-cell table:style-name="ce3" office:value-type="string">
            <text:p>l</text:p>
          </table:table-cell>
          <table:table-cell table:style-name="ce3" office:value-type="string">
            <text:p>le</text:p>
          </table:table-cell>
          <table:table-cell table:style-name="ce3" office:value-type="string">
            <text:p>DETdef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oï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dot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a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ffric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mbl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311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eslas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3146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ast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fevr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table:number-columns-repeated="2" office:value-type="string">
            <text:p>encom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|guarir|gu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cors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orro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|cel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hant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issi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ais|peis|pois2|pois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premiereme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espa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|couroucier|curecier|curu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m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office:value-type="string">
            <text:p>traverser</text:p>
          </table:table-cell>
          <table:table-cell office:value-type="string">
            <text:p>traverse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  <table:database-ranges>
        <table:database-range table:target-range-address="Feuille1.A1:Feuille1.N17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14/07/2016</text:date>, <text:time>13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13:06:31.30</dc:date>
    <dc:creator>Lucence ING</dc:creator>
    <meta:generator>OpenOffice/4.0.1$Win32 OpenOffice.org_project/401m5$Build-9714</meta:generator>
    <meta:editing-duration>PT14H46M37S</meta:editing-duration>
    <meta:editing-cycles>31</meta:editing-cycles>
    <meta:document-statistic meta:table-count="1" meta:cell-count="11623" meta:object-count="0"/>
  </office:meta>
</office:document-meta>
</file>